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center" style:horizontal-rel="paragraph" fo:background-color="#ffffff" style:background-transparency="0%" draw:fill="solid" fo:padding-left="0.254cm" fo:padding-right="0.254cm" fo:padding-top="0.127cm" fo:padding-bottom="0.127cm" fo:border="0.74pt solid #000000" loext:rel-width-rel="paragraph" loext:rel-height-rel="pag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Text Box 2" text:anchor-type="paragraph" svg:y="0cm" svg:width="6.595cm" style:rel-width="40%" svg:height="3.898cm" style:rel-height="20%" draw:z-index="0"><draw:text-box><text:p text:style-name="Frame_20_contents">Hell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iklos</meta:initial-creator>
    <dc:creator>vmiklos</dc:creator>
    <meta:editing-cycles>1</meta:editing-cycles>
    <meta:creation-date>2014-01-30T10:13:00</meta:creation-date>
    <dc:date>2014-01-30T10:14:00</dc:date>
    <meta:editing-duration>PT1S</meta:editing-duration>
    <meta:generator>LibreOfficeDev/4.3.0.0.alpha0$Linux_X86_64 LibreOffice_project/15e72f1688520ed31b36540757f279f0677233b5</meta:generator>
    <meta:document-statistic meta:table-count="0" meta:image-count="0" meta:object-count="0" meta:page-count="1" meta:paragraph-count="1" meta:word-count="1" meta:character-count="6" meta:non-whitespace-character-count="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